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0.889cm" svg:x="1.889cm" svg:y="2.524cm">
          <text:p text:style-name="P1"><text:span text:style-name="T1">US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2" draw:text-style-name="P3" draw:layer="layout" svg:width="3.81cm" svg:height="3.175cm" svg:x="7.223cm" svg:y="1.88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draw:layer="layout" svg:width="3.302cm" svg:height="0.889cm" svg:x="7.477cm" svg:y="2.143cm">
            <text:p text:style-name="P3"><text:span text:style-name="T1">PROGRAM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draw:layer="layout" svg:width="3.302cm" svg:height="1.524cm" svg:x="7.477cm" svg:y="3.286cm">
            <text:p text:style-name="P3"><text:span text:style-name="T1">DEVICE</text:span></text:p>
            <text:p text:style-name="P3"><text:span text:style-name="T1">DRIVE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1" draw:text-style-name="P2" draw:layer="layout" svg:width="9.271cm" svg:height="0.889cm" svg:x="1.762cm" svg:y="6.08cm">
          <text:p text:style-name="P3"><text:span text:style-name="T1">MAGISTRAL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2.286cm" svg:height="0.762cm" svg:x="1.889cm" svg:y="7.958cm">
          <text:p text:style-name="P3"><text:span text:style-name="T1">DEVICE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2.286cm" svg:height="0.762cm" svg:x="4.429cm" svg:y="7.958cm">
          <text:p text:style-name="P3"><text:span text:style-name="T1">DEVICE2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2.286cm" svg:height="0.762cm" svg:x="8.62cm" svg:y="7.958cm">
          <text:p text:style-name="P3"><text:span text:style-name="T1">DEVIC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layer="layout" svg:width="1.391cm" svg:height="0.962cm" svg:x="6.975cm" svg:y="7.531cm">
          <draw:text-box>
            <text:p>.....</text:p>
          </draw:text-box>
        </draw:frame>
        <draw:custom-shape draw:style-name="gr1" draw:text-style-name="P2" draw:layer="layout" svg:width="5.715cm" svg:height="0.889cm" svg:x="3.567cm" svg:y="9.736cm">
          <text:p text:style-name="P3"><text:span text:style-name="T1">PROC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3" draw:layer="layout" svg:x1="7.223cm" svg:y1="3.032cm" svg:x2="4.429cm" svg:y2="3.032cm">
          <text:p/>
        </draw:line>
        <draw:line draw:style-name="gr5" draw:text-style-name="P3" draw:layer="layout" svg:x1="9.128cm" svg:y1="5.064cm" svg:x2="9.128cm" svg:y2="6.08cm">
          <text:p/>
        </draw:line>
        <draw:line draw:style-name="gr5" draw:text-style-name="P3" draw:layer="layout" svg:x1="5.572cm" svg:y1="6.969cm" svg:x2="5.572cm" svg:y2="7.985cm">
          <text:p/>
        </draw:line>
        <draw:line draw:style-name="gr5" draw:text-style-name="P3" draw:layer="layout" svg:x1="3.921cm" svg:y1="8.72cm" svg:x2="3.921cm" svg:y2="9.736cm">
          <text:p/>
        </draw:line>
        <draw:line draw:style-name="gr5" draw:text-style-name="P3" draw:layer="layout" svg:x1="3.032cm" svg:y1="6.969cm" svg:x2="3.032cm" svg:y2="7.985cm">
          <text:p/>
        </draw:line>
        <draw:line draw:style-name="gr5" draw:text-style-name="P3" draw:layer="layout" svg:x1="9.763cm" svg:y1="6.969cm" svg:x2="9.763cm" svg:y2="7.985cm">
          <text:p/>
        </draw:line>
        <draw:line draw:style-name="gr5" draw:text-style-name="P3" draw:layer="layout" svg:x1="5.826cm" svg:y1="8.72cm" svg:x2="5.826cm" svg:y2="9.736cm">
          <text:p/>
        </draw:line>
        <draw:line draw:style-name="gr5" draw:text-style-name="P3" draw:layer="layout" svg:x1="8.874cm" svg:y1="8.72cm" svg:x2="8.874cm" svg:y2="9.73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9T18:23:08</meta:creation-date>
    <dc:date>2012-09-09T18:30:38</dc:date>
    <meta:editing-duration>P0D</meta:editing-duration>
    <meta:editing-cycles>1</meta:editing-cycles>
    <meta:document-statistic meta:object-count="19"/>
    <meta:generator>LibreOffice/3.6$Linux_x86 LibreOffice_project/360m1$Build-2</meta:generator>
  </office:meta>
</office:document-meta>
</file>